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84680864922626">
            <text:p>0.184680864922626</text:p>
          </table:table-cell>
          <table:table-cell office:value-type="float" office:value="0.17628881130840796">
            <text:p>0.17628881130840796</text:p>
          </table:table-cell>
          <table:table-cell office:value-type="float" office:value="0.1732212731649459">
            <text:p>0.1732212731649459</text:p>
          </table:table-cell>
          <table:table-cell office:value-type="float" office:value="0.16764149902724554">
            <text:p>0.16764149902724554</text:p>
          </table:table-cell>
          <table:table-cell office:value-type="float" office:value="0.16517914710949458">
            <text:p>0.16517914710949458</text:p>
          </table:table-cell>
          <table:table-cell office:value-type="float" office:value="0.16410933690026358">
            <text:p>0.16410933690026358</text:p>
          </table:table-cell>
          <table:table-cell office:value-type="float" office:value="0.1778373977984141">
            <text:p>0.1778373977984141</text:p>
          </table:table-cell>
          <table:table-cell office:value-type="float" office:value="0.2088559447280988">
            <text:p>0.2088559447280988</text:p>
          </table:table-cell>
          <table:table-cell office:value-type="float" office:value="0.23729426551485067">
            <text:p>0.23729426551485067</text:p>
          </table:table-cell>
          <table:table-cell office:value-type="float" office:value="0.2510601274576282">
            <text:p>0.2510601274576282</text:p>
          </table:table-cell>
          <table:table-cell office:value-type="float" office:value="0.2572872491034644">
            <text:p>0.2572872491034644</text:p>
          </table:table-cell>
          <table:table-cell office:value-type="float" office:value="0.2598440851571995">
            <text:p>0.2598440851571995</text:p>
          </table:table-cell>
          <table:table-cell office:value-type="float" office:value="0.260658821455324">
            <text:p>0.260658821455324</text:p>
          </table:table-cell>
          <table:table-cell office:value-type="float" office:value="0.2582002755078529">
            <text:p>0.2582002755078529</text:p>
          </table:table-cell>
          <table:table-cell office:value-type="float" office:value="0.25503762505855604">
            <text:p>0.25503762505855604</text:p>
          </table:table-cell>
          <table:table-cell office:value-type="float" office:value="0.25332722940489155">
            <text:p>0.25332722940489155</text:p>
          </table:table-cell>
          <table:table-cell office:value-type="float" office:value="0.25699888219019834">
            <text:p>0.25699888219019834</text:p>
          </table:table-cell>
          <table:table-cell office:value-type="float" office:value="0.26843456654233394">
            <text:p>0.26843456654233394</text:p>
          </table:table-cell>
          <table:table-cell office:value-type="float" office:value="0.27486809741132295">
            <text:p>0.27486809741132295</text:p>
          </table:table-cell>
          <table:table-cell office:value-type="float" office:value="0.2717553679896795">
            <text:p>0.2717553679896795</text:p>
          </table:table-cell>
          <table:table-cell office:value-type="float" office:value="0.26323860418424255">
            <text:p>0.26323860418424255</text:p>
          </table:table-cell>
          <table:table-cell office:value-type="float" office:value="0.25168497170459164">
            <text:p>0.25168497170459164</text:p>
          </table:table-cell>
          <table:table-cell office:value-type="float" office:value="0.23394922410144847">
            <text:p>0.23394922410144847</text:p>
          </table:table-cell>
          <table:table-cell office:value-type="float" office:value="0.20785216625567007">
            <text:p>0.2078521662556700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077560310265499">
            <text:p>0.7077560310265499</text:p>
          </table:table-cell>
          <table:table-cell office:value-type="float" office:value="0.681586617355449">
            <text:p>0.681586617355449</text:p>
          </table:table-cell>
          <table:table-cell office:value-type="float" office:value="0.622038955561619">
            <text:p>0.622038955561619</text:p>
          </table:table-cell>
          <table:table-cell office:value-type="float" office:value="0.599849248418634">
            <text:p>0.599849248418634</text:p>
          </table:table-cell>
          <table:table-cell office:value-type="float" office:value="0.5594890207121217">
            <text:p>0.5594890207121217</text:p>
          </table:table-cell>
          <table:table-cell office:value-type="float" office:value="0.5678613483246104">
            <text:p>0.5678613483246104</text:p>
          </table:table-cell>
          <table:table-cell office:value-type="float" office:value="0.6404114758138696">
            <text:p>0.6404114758138696</text:p>
          </table:table-cell>
          <table:table-cell office:value-type="float" office:value="0.5469098447007256">
            <text:p>0.5469098447007256</text:p>
          </table:table-cell>
          <table:table-cell office:value-type="float" office:value="0.6102730118464773">
            <text:p>0.6102730118464773</text:p>
          </table:table-cell>
          <table:table-cell office:value-type="float" office:value="0.6552929241123474">
            <text:p>0.6552929241123474</text:p>
          </table:table-cell>
          <table:table-cell office:value-type="float" office:value="0.6511668731922202">
            <text:p>0.6511668731922202</text:p>
          </table:table-cell>
          <table:table-cell office:value-type="float" office:value="0.6556365189571813">
            <text:p>0.6556365189571813</text:p>
          </table:table-cell>
          <table:table-cell office:value-type="float" office:value="0.6647550082430893">
            <text:p>0.6647550082430893</text:p>
          </table:table-cell>
          <table:table-cell office:value-type="float" office:value="0.660692153783879">
            <text:p>0.660692153783879</text:p>
          </table:table-cell>
          <table:table-cell office:value-type="float" office:value="0.649245248573632">
            <text:p>0.649245248573632</text:p>
          </table:table-cell>
          <table:table-cell office:value-type="float" office:value="0.652587728788939">
            <text:p>0.652587728788939</text:p>
          </table:table-cell>
          <table:table-cell office:value-type="float" office:value="0.6652819461182541">
            <text:p>0.6652819461182541</text:p>
          </table:table-cell>
          <table:table-cell office:value-type="float" office:value="0.7114222368808717">
            <text:p>0.7114222368808717</text:p>
          </table:table-cell>
          <table:table-cell office:value-type="float" office:value="0.70264311436949">
            <text:p>0.70264311436949</text:p>
          </table:table-cell>
          <table:table-cell office:value-type="float" office:value="0.6931714479013742">
            <text:p>0.6931714479013742</text:p>
          </table:table-cell>
          <table:table-cell office:value-type="float" office:value="0.6845691567903326">
            <text:p>0.6845691567903326</text:p>
          </table:table-cell>
          <table:table-cell office:value-type="float" office:value="0.6541437164608138">
            <text:p>0.6541437164608138</text:p>
          </table:table-cell>
          <table:table-cell office:value-type="float" office:value="0.7655162262282651">
            <text:p>0.7655162262282651</text:p>
          </table:table-cell>
          <table:table-cell office:value-type="float" office:value="0.7302673437656109">
            <text:p>0.7302673437656109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9046982606300901">
            <text:p>0.9046982606300901</text:p>
          </table:table-cell>
          <table:table-cell office:value-type="float" office:value="0.8695796266354385">
            <text:p>0.8695796266354385</text:p>
          </table:table-cell>
          <table:table-cell office:value-type="float" office:value="0.8067607661626311">
            <text:p>0.8067607661626311</text:p>
          </table:table-cell>
          <table:table-cell office:value-type="float" office:value="0.7786208315295197">
            <text:p>0.7786208315295197</text:p>
          </table:table-cell>
          <table:table-cell office:value-type="float" office:value="0.7356347710007849">
            <text:p>0.7356347710007849</text:p>
          </table:table-cell>
          <table:table-cell office:value-type="float" office:value="0.7428662613752255">
            <text:p>0.7428662613752255</text:p>
          </table:table-cell>
          <table:table-cell office:value-type="float" office:value="0.8300558856122806">
            <text:p>0.8300558856122806</text:p>
          </table:table-cell>
          <table:table-cell office:value-type="float" office:value="0.7696321902882818">
            <text:p>0.7696321902882818</text:p>
          </table:table-cell>
          <table:table-cell office:value-type="float" office:value="0.8633217602493445">
            <text:p>0.8633217602493445</text:p>
          </table:table-cell>
          <table:table-cell office:value-type="float" office:value="0.9230214800012845">
            <text:p>0.9230214800012845</text:p>
          </table:table-cell>
          <table:table-cell office:value-type="float" office:value="0.9255359828897899">
            <text:p>0.9255359828897899</text:p>
          </table:table-cell>
          <table:table-cell office:value-type="float" office:value="0.9327322186204423">
            <text:p>0.9327322186204423</text:p>
          </table:table-cell>
          <table:table-cell office:value-type="float" office:value="0.9427195363210252">
            <text:p>0.9427195363210252</text:p>
          </table:table-cell>
          <table:table-cell office:value-type="float" office:value="0.9360349076965248">
            <text:p>0.9360349076965248</text:p>
          </table:table-cell>
          <table:table-cell office:value-type="float" office:value="0.921215376788417">
            <text:p>0.921215376788417</text:p>
          </table:table-cell>
          <table:table-cell office:value-type="float" office:value="0.9227339044590026">
            <text:p>0.9227339044590026</text:p>
          </table:table-cell>
          <table:table-cell office:value-type="float" office:value="0.9393435435954005">
            <text:p>0.9393435435954005</text:p>
          </table:table-cell>
          <table:table-cell office:value-type="float" office:value="0.9976787586902973">
            <text:p>0.9976787586902973</text:p>
          </table:table-cell>
          <table:table-cell office:value-type="float" office:value="0.9957603031683882">
            <text:p>0.9957603031683882</text:p>
          </table:table-cell>
          <table:table-cell office:value-type="float" office:value="0.9829692463957741">
            <text:p>0.9829692463957741</text:p>
          </table:table-cell>
          <table:table-cell office:value-type="float" office:value="0.9652847449888662">
            <text:p>0.9652847449888662</text:p>
          </table:table-cell>
          <table:table-cell office:value-type="float" office:value="0.9225386013665855">
            <text:p>0.9225386013665855</text:p>
          </table:table-cell>
          <table:table-cell office:value-type="float" office:value="1.0149978486359852">
            <text:p>1.0149978486359852</text:p>
          </table:table-cell>
          <table:table-cell office:value-type="float" office:value="0.9519192678426815">
            <text:p>0.95191926784268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893301867341612">
            <text:p>0.2893301867341612</text:p>
          </table:table-cell>
          <table:table-cell office:value-type="float" office:value="0.27618278004261115">
            <text:p>0.27618278004261115</text:p>
          </table:table-cell>
          <table:table-cell office:value-type="float" office:value="0.271377022909983">
            <text:p>0.271377022909983</text:p>
          </table:table-cell>
          <table:table-cell office:value-type="float" office:value="0.26263547248529945">
            <text:p>0.26263547248529945</text:p>
          </table:table-cell>
          <table:table-cell office:value-type="float" office:value="0.2587778300572833">
            <text:p>0.2587778300572833</text:p>
          </table:table-cell>
          <table:table-cell office:value-type="float" office:value="0.2571018124160593">
            <text:p>0.2571018124160593</text:p>
          </table:table-cell>
          <table:table-cell office:value-type="float" office:value="0.27860887231002107">
            <text:p>0.27860887231002107</text:p>
          </table:table-cell>
          <table:table-cell office:value-type="float" office:value="0.3272040636913707">
            <text:p>0.3272040636913707</text:p>
          </table:table-cell>
          <table:table-cell office:value-type="float" office:value="0.37175694504745543">
            <text:p>0.37175694504745543</text:p>
          </table:table-cell>
          <table:table-cell office:value-type="float" office:value="0.3933232259295023">
            <text:p>0.3933232259295023</text:p>
          </table:table-cell>
          <table:table-cell office:value-type="float" office:value="0.40307894301129293">
            <text:p>0.40307894301129293</text:p>
          </table:table-cell>
          <table:table-cell office:value-type="float" office:value="0.4070846089647511">
            <text:p>0.4070846089647511</text:p>
          </table:table-cell>
          <table:table-cell office:value-type="float" office:value="0.4083610151878565">
            <text:p>0.4083610151878565</text:p>
          </table:table-cell>
          <table:table-cell office:value-type="float" office:value="0.4045093353813196">
            <text:p>0.4045093353813196</text:p>
          </table:table-cell>
          <table:table-cell office:value-type="float" office:value="0.3995545706012573">
            <text:p>0.3995545706012573</text:p>
          </table:table-cell>
          <table:table-cell office:value-type="float" office:value="0.39687498008671596">
            <text:p>0.39687498008671596</text:p>
          </table:table-cell>
          <table:table-cell office:value-type="float" office:value="0.40262717312762036">
            <text:p>0.40262717312762036</text:p>
          </table:table-cell>
          <table:table-cell office:value-type="float" office:value="0.4205428824265888">
            <text:p>0.4205428824265888</text:p>
          </table:table-cell>
          <table:table-cell office:value-type="float" office:value="0.4306219704169156">
            <text:p>0.4306219704169156</text:p>
          </table:table-cell>
          <table:table-cell office:value-type="float" office:value="0.4257454143904203">
            <text:p>0.4257454143904203</text:p>
          </table:table-cell>
          <table:table-cell office:value-type="float" office:value="0.4124026305387741">
            <text:p>0.4124026305387741</text:p>
          </table:table-cell>
          <table:table-cell office:value-type="float" office:value="0.39430213786349927">
            <text:p>0.39430213786349927</text:p>
          </table:table-cell>
          <table:table-cell office:value-type="float" office:value="0.36651643755265606">
            <text:p>0.36651643755265606</text:p>
          </table:table-cell>
          <table:table-cell office:value-type="float" office:value="0.32563149463832186">
            <text:p>0.3256314946383218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8231459281012107">
            <text:p>0.8231459281012107</text:p>
          </table:table-cell>
          <table:table-cell office:value-type="float" office:value="0.7917331005918897">
            <text:p>0.7917331005918897</text:p>
          </table:table-cell>
          <table:table-cell office:value-type="float" office:value="0.7302688194948378">
            <text:p>0.7302688194948378</text:p>
          </table:table-cell>
          <table:table-cell office:value-type="float" office:value="0.7045928304150698">
            <text:p>0.7045928304150698</text:p>
          </table:table-cell>
          <table:table-cell office:value-type="float" office:value="0.6626941079951505">
            <text:p>0.6626941079951505</text:p>
          </table:table-cell>
          <table:table-cell office:value-type="float" office:value="0.6703980107007912">
            <text:p>0.6703980107007912</text:p>
          </table:table-cell>
          <table:table-cell office:value-type="float" office:value="0.751525526728575">
            <text:p>0.751525526728575</text:p>
          </table:table-cell>
          <table:table-cell office:value-type="float" office:value="0.677404500850963">
            <text:p>0.677404500850963</text:p>
          </table:table-cell>
          <table:table-cell office:value-type="float" office:value="0.7585361298778872">
            <text:p>0.7585361298778872</text:p>
          </table:table-cell>
          <table:table-cell office:value-type="float" office:value="0.8121570490395532">
            <text:p>0.8121570490395532</text:p>
          </table:table-cell>
          <table:table-cell office:value-type="float" office:value="0.8119217473103911">
            <text:p>0.8119217473103911</text:p>
          </table:table-cell>
          <table:table-cell office:value-type="float" office:value="0.8179889221382631">
            <text:p>0.8179889221382631</text:p>
          </table:table-cell>
          <table:table-cell office:value-type="float" office:value="0.8276164643659719">
            <text:p>0.8276164643659719</text:p>
          </table:table-cell>
          <table:table-cell office:value-type="float" office:value="0.8220174931902255">
            <text:p>0.8220174931902255</text:p>
          </table:table-cell>
          <table:table-cell office:value-type="float" office:value="0.8085945418423329">
            <text:p>0.8085945418423329</text:p>
          </table:table-cell>
          <table:table-cell office:value-type="float" office:value="0.8108683548813413">
            <text:p>0.8108683548813413</text:p>
          </table:table-cell>
          <table:table-cell office:value-type="float" office:value="0.825856646570597">
            <text:p>0.825856646570597</text:p>
          </table:table-cell>
          <table:table-cell office:value-type="float" office:value="0.8791420329603332">
            <text:p>0.8791420329603332</text:p>
          </table:table-cell>
          <table:table-cell office:value-type="float" office:value="0.8743826255673003">
            <text:p>0.8743826255673003</text:p>
          </table:table-cell>
          <table:table-cell office:value-type="float" office:value="0.8629661039690384">
            <text:p>0.8629661039690384</text:p>
          </table:table-cell>
          <table:table-cell office:value-type="float" office:value="0.8490424792193964">
            <text:p>0.8490424792193964</text:p>
          </table:table-cell>
          <table:table-cell office:value-type="float" office:value="0.8113982484471102">
            <text:p>0.8113982484471102</text:p>
          </table:table-cell>
          <table:table-cell office:value-type="float" office:value="0.9116893389710121">
            <text:p>0.9116893389710121</text:p>
          </table:table-cell>
          <table:table-cell office:value-type="float" office:value="0.8601348321003436">
            <text:p>0.860134832100343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617496869758718">
            <text:p>0.4617496869758718</text:p>
          </table:table-cell>
          <table:table-cell office:value-type="float" office:value="0.4407673933794364">
            <text:p>0.4407673933794364</text:p>
          </table:table-cell>
          <table:table-cell office:value-type="float" office:value="0.43309775863886063">
            <text:p>0.43309775863886063</text:p>
          </table:table-cell>
          <table:table-cell office:value-type="float" office:value="0.41914688742890405">
            <text:p>0.41914688742890405</text:p>
          </table:table-cell>
          <table:table-cell office:value-type="float" office:value="0.41299037398761007">
            <text:p>0.41299037398761007</text:p>
          </table:table-cell>
          <table:table-cell office:value-type="float" office:value="0.41031557316597106">
            <text:p>0.41031557316597106</text:p>
          </table:table-cell>
          <table:table-cell office:value-type="float" office:value="0.4446392581084378">
            <text:p>0.4446392581084378</text:p>
          </table:table-cell>
          <table:table-cell office:value-type="float" office:value="0.522193607560012">
            <text:p>0.522193607560012</text:p>
          </table:table-cell>
          <table:table-cell office:value-type="float" office:value="0.5932967276742914">
            <text:p>0.5932967276742914</text:p>
          </table:table-cell>
          <table:table-cell office:value-type="float" office:value="0.6277149249558215">
            <text:p>0.6277149249558215</text:p>
          </table:table-cell>
          <table:table-cell office:value-type="float" office:value="0.6432843315206521">
            <text:p>0.6432843315206521</text:p>
          </table:table-cell>
          <table:table-cell office:value-type="float" office:value="0.649677079615889">
            <text:p>0.649677079615889</text:p>
          </table:table-cell>
          <table:table-cell office:value-type="float" office:value="0.6517141300205685">
            <text:p>0.6517141300205685</text:p>
          </table:table-cell>
          <table:table-cell office:value-type="float" office:value="0.64556713248438">
            <text:p>0.64556713248438</text:p>
          </table:table-cell>
          <table:table-cell office:value-type="float" office:value="0.6376596925035825">
            <text:p>0.6376596925035825</text:p>
          </table:table-cell>
          <table:table-cell office:value-type="float" office:value="0.6333832632264355">
            <text:p>0.6333832632264355</text:p>
          </table:table-cell>
          <table:table-cell office:value-type="float" office:value="0.6425633400308746">
            <text:p>0.6425633400308746</text:p>
          </table:table-cell>
          <table:table-cell office:value-type="float" office:value="0.6711554937018291">
            <text:p>0.6711554937018291</text:p>
          </table:table-cell>
          <table:table-cell office:value-type="float" office:value="0.6872409764406614">
            <text:p>0.6872409764406614</text:p>
          </table:table-cell>
          <table:table-cell office:value-type="float" office:value="0.6794583518753795">
            <text:p>0.6794583518753795</text:p>
          </table:table-cell>
          <table:table-cell office:value-type="float" office:value="0.6581642507087255">
            <text:p>0.6581642507087255</text:p>
          </table:table-cell>
          <table:table-cell office:value-type="float" office:value="0.6292771963669129">
            <text:p>0.6292771963669129</text:p>
          </table:table-cell>
          <table:table-cell office:value-type="float" office:value="0.5849332633478328">
            <text:p>0.5849332633478328</text:p>
          </table:table-cell>
          <table:table-cell office:value-type="float" office:value="0.5196839030725913">
            <text:p>0.519683903072591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2725392010575547">
            <text:p>1.2725392010575547</text:p>
          </table:table-cell>
          <table:table-cell office:value-type="float" office:value="1.22070556578291">
            <text:p>1.22070556578291</text:p>
          </table:table-cell>
          <table:table-cell office:value-type="float" office:value="1.1517768892446405">
            <text:p>1.1517768892446405</text:p>
          </table:table-cell>
          <table:table-cell office:value-type="float" office:value="1.1125233540387531">
            <text:p>1.1125233540387531</text:p>
          </table:table-cell>
          <table:table-cell office:value-type="float" office:value="1.064632866375845">
            <text:p>1.064632866375845</text:p>
          </table:table-cell>
          <table:table-cell office:value-type="float" office:value="1.0697335458857875">
            <text:p>1.0697335458857875</text:p>
          </table:table-cell>
          <table:table-cell office:value-type="float" office:value="1.1842662456122095">
            <text:p>1.1842662456122095</text:p>
          </table:table-cell>
          <table:table-cell office:value-type="float" office:value="1.1856242160719876">
            <text:p>1.1856242160719876</text:p>
          </table:table-cell>
          <table:table-cell office:value-type="float" office:value="1.3359562468898365">
            <text:p>1.3359562468898365</text:p>
          </table:table-cell>
          <table:table-cell office:value-type="float" office:value="1.4230743329405655">
            <text:p>1.4230743329405655</text:p>
          </table:table-cell>
          <table:table-cell office:value-type="float" office:value="1.437991800712954">
            <text:p>1.437991800712954</text:p>
          </table:table-cell>
          <table:table-cell office:value-type="float" office:value="1.4502806538023043">
            <text:p>1.4502806538023043</text:p>
          </table:table-cell>
          <table:table-cell office:value-type="float" office:value="1.4618907349994112">
            <text:p>1.4618907349994112</text:p>
          </table:table-cell>
          <table:table-cell office:value-type="float" office:value="1.4503092598403196">
            <text:p>1.4503092598403196</text:p>
          </table:table-cell>
          <table:table-cell office:value-type="float" office:value="1.4291904714752979">
            <text:p>1.4291904714752979</text:p>
          </table:table-cell>
          <table:table-cell office:value-type="float" office:value="1.4273022924141918">
            <text:p>1.4273022924141918</text:p>
          </table:table-cell>
          <table:table-cell office:value-type="float" office:value="1.4512250022037736">
            <text:p>1.4512250022037736</text:p>
          </table:table-cell>
          <table:table-cell office:value-type="float" office:value="1.5323374167030765">
            <text:p>1.5323374167030765</text:p>
          </table:table-cell>
          <table:table-cell office:value-type="float" office:value="1.5432330447956746">
            <text:p>1.5432330447956746</text:p>
          </table:table-cell>
          <table:table-cell office:value-type="float" office:value="1.524242161537338">
            <text:p>1.524242161537338</text:p>
          </table:table-cell>
          <table:table-cell office:value-type="float" office:value="1.4895942654175967">
            <text:p>1.4895942654175967</text:p>
          </table:table-cell>
          <table:table-cell office:value-type="float" office:value="1.4238359974019814">
            <text:p>1.4238359974019814</text:p>
          </table:table-cell>
          <table:table-cell office:value-type="float" office:value="1.4809697978241518">
            <text:p>1.4809697978241518</text:p>
          </table:table-cell>
          <table:table-cell office:value-type="float" office:value="1.3659120024847018">
            <text:p>1.365912002484701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73910370700326">
            <text:p>0.773910370700326</text:p>
          </table:table-cell>
          <table:table-cell office:value-type="float" office:value="0.7447348482718934">
            <text:p>0.7447348482718934</text:p>
          </table:table-cell>
          <table:table-cell office:value-type="float" office:value="0.6840883668445852">
            <text:p>0.6840883668445852</text:p>
          </table:table-cell>
          <table:table-cell office:value-type="float" office:value="0.6598999346373489">
            <text:p>0.6598999346373489</text:p>
          </table:table-cell>
          <table:table-cell office:value-type="float" office:value="0.6186576704229854">
            <text:p>0.6186576704229854</text:p>
          </table:table-cell>
          <table:table-cell office:value-type="float" office:value="0.6266467824381365">
            <text:p>0.6266467824381365</text:p>
          </table:table-cell>
          <table:table-cell office:value-type="float" office:value="0.7041144242789723">
            <text:p>0.7041144242789723</text:p>
          </table:table-cell>
          <table:table-cell office:value-type="float" office:value="0.6217239144540749">
            <text:p>0.6217239144540749</text:p>
          </table:table-cell>
          <table:table-cell office:value-type="float" office:value="0.6952739427771715">
            <text:p>0.6952739427771715</text:p>
          </table:table-cell>
          <table:table-cell office:value-type="float" office:value="0.7452249100673188">
            <text:p>0.7452249100673188</text:p>
          </table:table-cell>
          <table:table-cell office:value-type="float" office:value="0.7433294698859997">
            <text:p>0.7433294698859997</text:p>
          </table:table-cell>
          <table:table-cell office:value-type="float" office:value="0.7487149972224479">
            <text:p>0.7487149972224479</text:p>
          </table:table-cell>
          <table:table-cell office:value-type="float" office:value="0.7581253323464879">
            <text:p>0.7581253323464879</text:p>
          </table:table-cell>
          <table:table-cell office:value-type="float" office:value="0.7531818047120646">
            <text:p>0.7531818047120646</text:p>
          </table:table-cell>
          <table:table-cell office:value-type="float" office:value="0.7406020097886361">
            <text:p>0.7406020097886361</text:p>
          </table:table-cell>
          <table:table-cell office:value-type="float" office:value="0.743331810963825">
            <text:p>0.743331810963825</text:p>
          </table:table-cell>
          <table:table-cell office:value-type="float" office:value="0.7573412472013114">
            <text:p>0.7573412472013114</text:p>
          </table:table-cell>
          <table:table-cell office:value-type="float" office:value="0.8075779025079759">
            <text:p>0.8075779025079759</text:p>
          </table:table-cell>
          <table:table-cell office:value-type="float" office:value="0.8011033283675757">
            <text:p>0.8011033283675757</text:p>
          </table:table-cell>
          <table:table-cell office:value-type="float" office:value="0.7905166543454398">
            <text:p>0.7905166543454398</text:p>
          </table:table-cell>
          <table:table-cell office:value-type="float" office:value="0.7788635821697635">
            <text:p>0.7788635821697635</text:p>
          </table:table-cell>
          <table:table-cell office:value-type="float" office:value="0.7442995272206687">
            <text:p>0.7442995272206687</text:p>
          </table:table-cell>
          <table:table-cell office:value-type="float" office:value="0.8493189333690826">
            <text:p>0.8493189333690826</text:p>
          </table:table-cell>
          <table:table-cell office:value-type="float" office:value="0.8047218510810763">
            <text:p>0.804721851081076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538989707466198">
            <text:p>0.11538989707466198</text:p>
          </table:table-cell>
          <table:table-cell office:value-type="float" office:value="0.11014648323644222">
            <text:p>0.11014648323644222</text:p>
          </table:table-cell>
          <table:table-cell office:value-type="float" office:value="0.10822986393321883">
            <text:p>0.10822986393321883</text:p>
          </table:table-cell>
          <table:table-cell office:value-type="float" office:value="0.10474358199643646">
            <text:p>0.10474358199643646</text:p>
          </table:table-cell>
          <table:table-cell office:value-type="float" office:value="0.10320508728302945">
            <text:p>0.10320508728302945</text:p>
          </table:table-cell>
          <table:table-cell office:value-type="float" office:value="0.10253666237618128">
            <text:p>0.10253666237618128</text:p>
          </table:table-cell>
          <table:table-cell office:value-type="float" office:value="0.11111405091470641">
            <text:p>0.11111405091470641</text:p>
          </table:table-cell>
          <table:table-cell office:value-type="float" office:value="0.1304946561502377">
            <text:p>0.1304946561502377</text:p>
          </table:table-cell>
          <table:table-cell office:value-type="float" office:value="0.14826311803141">
            <text:p>0.14826311803141</text:p>
          </table:table-cell>
          <table:table-cell office:value-type="float" office:value="0.15686412492720597">
            <text:p>0.15686412492720597</text:p>
          </table:table-cell>
          <table:table-cell office:value-type="float" office:value="0.16075487411817035">
            <text:p>0.16075487411817035</text:p>
          </table:table-cell>
          <table:table-cell office:value-type="float" office:value="0.16235240318108038">
            <text:p>0.16235240318108038</text:p>
          </table:table-cell>
          <table:table-cell office:value-type="float" office:value="0.16286145612288394">
            <text:p>0.16286145612288394</text:p>
          </table:table-cell>
          <table:table-cell office:value-type="float" office:value="0.16132533940634777">
            <text:p>0.16132533940634777</text:p>
          </table:table-cell>
          <table:table-cell office:value-type="float" office:value="0.15934929326870112">
            <text:p>0.15934929326870112</text:p>
          </table:table-cell>
          <table:table-cell office:value-type="float" office:value="0.15828062609240254">
            <text:p>0.15828062609240254</text:p>
          </table:table-cell>
          <table:table-cell office:value-type="float" office:value="0.16057470045234265">
            <text:p>0.16057470045234265</text:p>
          </table:table-cell>
          <table:table-cell office:value-type="float" office:value="0.16771979607946078">
            <text:p>0.16771979607946078</text:p>
          </table:table-cell>
          <table:table-cell office:value-type="float" office:value="0.17173951119781017">
            <text:p>0.17173951119781017</text:p>
          </table:table-cell>
          <table:table-cell office:value-type="float" office:value="0.16979465606766392">
            <text:p>0.16979465606766392</text:p>
          </table:table-cell>
          <table:table-cell office:value-type="float" office:value="0.1644733224290639">
            <text:p>0.1644733224290639</text:p>
          </table:table-cell>
          <table:table-cell office:value-type="float" office:value="0.15725453198629713">
            <text:p>0.15725453198629713</text:p>
          </table:table-cell>
          <table:table-cell office:value-type="float" office:value="0.14617311274274766">
            <text:p>0.14617311274274766</text:p>
          </table:table-cell>
          <table:table-cell office:value-type="float" office:value="0.12986748833473155">
            <text:p>0.129867488334731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080144275384674">
            <text:p>0.8080144275384674</text:p>
          </table:table-cell>
          <table:table-cell office:value-type="float" office:value="0.7712975733055971">
            <text:p>0.7712975733055971</text:p>
          </table:table-cell>
          <table:table-cell office:value-type="float" office:value="0.7578765018915108">
            <text:p>0.7578765018915108</text:p>
          </table:table-cell>
          <table:table-cell office:value-type="float" office:value="0.733463913139791">
            <text:p>0.733463913139791</text:p>
          </table:table-cell>
          <table:table-cell office:value-type="float" office:value="0.722690648264443">
            <text:p>0.722690648264443</text:p>
          </table:table-cell>
          <table:table-cell office:value-type="float" office:value="0.7180100221251373">
            <text:p>0.7180100221251373</text:p>
          </table:table-cell>
          <table:table-cell office:value-type="float" office:value="0.778072938077364">
            <text:p>0.778072938077364</text:p>
          </table:table-cell>
          <table:table-cell office:value-type="float" office:value="0.9137850674902565">
            <text:p>0.9137850674902565</text:p>
          </table:table-cell>
          <table:table-cell office:value-type="float" office:value="1.038208209542847">
            <text:p>1.038208209542847</text:p>
          </table:table-cell>
          <table:table-cell office:value-type="float" office:value="1.098436512360937">
            <text:p>1.098436512360937</text:p>
          </table:table-cell>
          <table:table-cell office:value-type="float" office:value="1.1256813713991491">
            <text:p>1.1256813713991491</text:p>
          </table:table-cell>
          <table:table-cell office:value-type="float" office:value="1.1368680226049117">
            <text:p>1.1368680226049117</text:p>
          </table:table-cell>
          <table:table-cell office:value-type="float" office:value="1.1404326511537353">
            <text:p>1.1404326511537353</text:p>
          </table:table-cell>
          <table:table-cell office:value-type="float" office:value="1.1296760381329183">
            <text:p>1.1296760381329183</text:p>
          </table:table-cell>
          <table:table-cell office:value-type="float" office:value="1.1158388320240755">
            <text:p>1.1158388320240755</text:p>
          </table:table-cell>
          <table:table-cell office:value-type="float" office:value="1.1083555209320555">
            <text:p>1.1083555209320555</text:p>
          </table:table-cell>
          <table:table-cell office:value-type="float" office:value="1.1244197104986526">
            <text:p>1.1244197104986526</text:p>
          </table:table-cell>
          <table:table-cell office:value-type="float" office:value="1.1744530366322044">
            <text:p>1.1744530366322044</text:p>
          </table:table-cell>
          <table:table-cell office:value-type="float" office:value="1.2026009758588005">
            <text:p>1.2026009758588005</text:p>
          </table:table-cell>
          <table:table-cell office:value-type="float" office:value="1.1889821838807353">
            <text:p>1.1889821838807353</text:p>
          </table:table-cell>
          <table:table-cell office:value-type="float" office:value="1.1517196984921512">
            <text:p>1.1517196984921512</text:p>
          </table:table-cell>
          <table:table-cell office:value-type="float" office:value="1.1011703265366657">
            <text:p>1.1011703265366657</text:p>
          </table:table-cell>
          <table:table-cell office:value-type="float" office:value="1.0235730077644953">
            <text:p>1.0235730077644953</text:p>
          </table:table-cell>
          <table:table-cell office:value-type="float" office:value="0.9093933429436195">
            <text:p>0.909393342943619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6509929201518603">
            <text:p>0.6509929201518603</text:p>
          </table:table-cell>
          <table:table-cell office:value-type="float" office:value="0.6214112550958746">
            <text:p>0.6214112550958746</text:p>
          </table:table-cell>
          <table:table-cell office:value-type="float" office:value="0.6105983015474603">
            <text:p>0.6105983015474603</text:p>
          </table:table-cell>
          <table:table-cell office:value-type="float" office:value="0.5909298130919214">
            <text:p>0.5909298130919214</text:p>
          </table:table-cell>
          <table:table-cell office:value-type="float" office:value="0.5822501176288869">
            <text:p>0.5822501176288869</text:p>
          </table:table-cell>
          <table:table-cell office:value-type="float" office:value="0.5784790779361338">
            <text:p>0.5784790779361338</text:p>
          </table:table-cell>
          <table:table-cell office:value-type="float" office:value="0.6268699626975484">
            <text:p>0.6268699626975484</text:p>
          </table:table-cell>
          <table:table-cell office:value-type="float" office:value="0.7362091433055826">
            <text:p>0.7362091433055826</text:p>
          </table:table-cell>
          <table:table-cell office:value-type="float" office:value="0.8364531263567762">
            <text:p>0.8364531263567762</text:p>
          </table:table-cell>
          <table:table-cell office:value-type="float" office:value="0.8849772583413777">
            <text:p>0.8849772583413777</text:p>
          </table:table-cell>
          <table:table-cell office:value-type="float" office:value="0.9069276217754112">
            <text:p>0.9069276217754112</text:p>
          </table:table-cell>
          <table:table-cell office:value-type="float" office:value="0.915940370170692">
            <text:p>0.915940370170692</text:p>
          </table:table-cell>
          <table:table-cell office:value-type="float" office:value="0.918812284172678">
            <text:p>0.918812284172678</text:p>
          </table:table-cell>
          <table:table-cell office:value-type="float" office:value="0.9101460046079716">
            <text:p>0.9101460046079716</text:p>
          </table:table-cell>
          <table:table-cell office:value-type="float" office:value="0.8989977838528285">
            <text:p>0.8989977838528285</text:p>
          </table:table-cell>
          <table:table-cell office:value-type="float" office:value="0.8929687051951115">
            <text:p>0.8929687051951115</text:p>
          </table:table-cell>
          <table:table-cell office:value-type="float" office:value="0.9059111395371449">
            <text:p>0.9059111395371449</text:p>
          </table:table-cell>
          <table:table-cell office:value-type="float" office:value="0.9462214854598239">
            <text:p>0.9462214854598239</text:p>
          </table:table-cell>
          <table:table-cell office:value-type="float" office:value="0.9688994334380586">
            <text:p>0.9688994334380586</text:p>
          </table:table-cell>
          <table:table-cell office:value-type="float" office:value="0.9579271823784442">
            <text:p>0.9579271823784442</text:p>
          </table:table-cell>
          <table:table-cell office:value-type="float" office:value="0.9279059187122387">
            <text:p>0.9279059187122387</text:p>
          </table:table-cell>
          <table:table-cell office:value-type="float" office:value="0.8871798101928743">
            <text:p>0.8871798101928743</text:p>
          </table:table-cell>
          <table:table-cell office:value-type="float" office:value="0.8246619844934743">
            <text:p>0.8246619844934743</text:p>
          </table:table-cell>
          <table:table-cell office:value-type="float" office:value="0.7326708629362247">
            <text:p>0.732670862936224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3077697584248388">
            <text:p>0.3077697584248388</text:p>
          </table:table-cell>
          <table:table-cell office:value-type="float" office:value="0.2937844421084022">
            <text:p>0.2937844421084022</text:p>
          </table:table-cell>
          <table:table-cell office:value-type="float" office:value="0.2886724047905793">
            <text:p>0.2886724047905793</text:p>
          </table:table-cell>
          <table:table-cell office:value-type="float" office:value="0.2793737384715505">
            <text:p>0.2793737384715505</text:p>
          </table:table-cell>
          <table:table-cell office:value-type="float" office:value="0.2752702410399092">
            <text:p>0.2752702410399092</text:p>
          </table:table-cell>
          <table:table-cell office:value-type="float" office:value="0.2734874075568992">
            <text:p>0.2734874075568992</text:p>
          </table:table-cell>
          <table:table-cell office:value-type="float" office:value="0.29636515392242174">
            <text:p>0.29636515392242174</text:p>
          </table:table-cell>
          <table:table-cell office:value-type="float" office:value="0.3480574107203219">
            <text:p>0.3480574107203219</text:p>
          </table:table-cell>
          <table:table-cell office:value-type="float" office:value="0.3954497332666432">
            <text:p>0.3954497332666432</text:p>
          </table:table-cell>
          <table:table-cell office:value-type="float" office:value="0.41839047488821485">
            <text:p>0.41839047488821485</text:p>
          </table:table-cell>
          <table:table-cell office:value-type="float" office:value="0.42876794266444396">
            <text:p>0.42876794266444396</text:p>
          </table:table-cell>
          <table:table-cell office:value-type="float" office:value="0.4330288974467357">
            <text:p>0.4330288974467357</text:p>
          </table:table-cell>
          <table:table-cell office:value-type="float" office:value="0.4343866515040349">
            <text:p>0.4343866515040349</text:p>
          </table:table-cell>
          <table:table-cell office:value-type="float" office:value="0.43028949670325717">
            <text:p>0.43028949670325717</text:p>
          </table:table-cell>
          <table:table-cell office:value-type="float" office:value="0.425018955192796">
            <text:p>0.425018955192796</text:p>
          </table:table-cell>
          <table:table-cell office:value-type="float" office:value="0.4221685891986816">
            <text:p>0.4221685891986816</text:p>
          </table:table-cell>
          <table:table-cell office:value-type="float" office:value="0.4282873806134153">
            <text:p>0.4282873806134153</text:p>
          </table:table-cell>
          <table:table-cell office:value-type="float" office:value="0.44734489267322447">
            <text:p>0.44734489267322447</text:p>
          </table:table-cell>
          <table:table-cell office:value-type="float" office:value="0.4580663404106343">
            <text:p>0.4580663404106343</text:p>
          </table:table-cell>
          <table:table-cell office:value-type="float" office:value="0.45287899204867865">
            <text:p>0.45287899204867865</text:p>
          </table:table-cell>
          <table:table-cell office:value-type="float" office:value="0.43868584680832684">
            <text:p>0.43868584680832684</text:p>
          </table:table-cell>
          <table:table-cell office:value-type="float" office:value="0.4194317747707001">
            <text:p>0.4194317747707001</text:p>
          </table:table-cell>
          <table:table-cell office:value-type="float" office:value="0.38987523810627434">
            <text:p>0.38987523810627434</text:p>
          </table:table-cell>
          <table:table-cell office:value-type="float" office:value="0.3463846188038401">
            <text:p>0.34638461880384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4999781768212683">
            <text:p>0.4999781768212683</text:p>
          </table:table-cell>
          <table:table-cell office:value-type="float" office:value="0.4832503633563849">
            <text:p>0.4832503633563849</text:p>
          </table:table-cell>
          <table:table-cell office:value-type="float" office:value="0.42715387931943133">
            <text:p>0.42715387931943133</text:p>
          </table:table-cell>
          <table:table-cell office:value-type="float" office:value="0.4112417770477844">
            <text:p>0.4112417770477844</text:p>
          </table:table-cell>
          <table:table-cell office:value-type="float" office:value="0.37365185366047077">
            <text:p>0.37365185366047077</text:p>
          </table:table-cell>
          <table:table-cell office:value-type="float" office:value="0.3832277865829855">
            <text:p>0.3832277865829855</text:p>
          </table:table-cell>
          <table:table-cell office:value-type="float" office:value="0.44033296238755226">
            <text:p>0.44033296238755226</text:p>
          </table:table-cell>
          <table:table-cell office:value-type="float" office:value="0.31193347044667363">
            <text:p>0.31193347044667363</text:p>
          </table:table-cell>
          <table:table-cell office:value-type="float" office:value="0.34330169717047904">
            <text:p>0.34330169717047904</text:p>
          </table:table-cell>
          <table:table-cell office:value-type="float" office:value="0.3728341291445764">
            <text:p>0.3728341291445764</text:p>
          </table:table-cell>
          <table:table-cell office:value-type="float" office:value="0.36170216576032604">
            <text:p>0.36170216576032604</text:p>
          </table:table-cell>
          <table:table-cell office:value-type="float" office:value="0.3632952064746112">
            <text:p>0.3632952064746112</text:p>
          </table:table-cell>
          <table:table-cell office:value-type="float" office:value="0.3714970650102843">
            <text:p>0.3714970650102843</text:p>
          </table:table-cell>
          <table:table-cell office:value-type="float" office:value="0.3702002329088567">
            <text:p>0.3702002329088567</text:p>
          </table:table-cell>
          <table:table-cell office:value-type="float" office:value="0.36231151291845887">
            <text:p>0.36231151291845887</text:p>
          </table:table-cell>
          <table:table-cell office:value-type="float" office:value="0.3675782982798844">
            <text:p>0.3675782982798844</text:p>
          </table:table-cell>
          <table:table-cell office:value-type="float" office:value="0.3761416700154373">
            <text:p>0.3761416700154373</text:p>
          </table:table-cell>
          <table:table-cell office:value-type="float" office:value="0.40941608018424697">
            <text:p>0.40941608018424697</text:p>
          </table:table-cell>
          <table:table-cell office:value-type="float" office:value="0.393398821553664">
            <text:p>0.393398821553664</text:p>
          </table:table-cell>
          <table:table-cell office:value-type="float" office:value="0.3874291759376898">
            <text:p>0.3874291759376898</text:p>
          </table:table-cell>
          <table:table-cell office:value-type="float" office:value="0.3884087920210285">
            <text:p>0.3884087920210285</text:p>
          </table:table-cell>
          <table:table-cell office:value-type="float" office:value="0.3709819315167898">
            <text:p>0.3709819315167898</text:p>
          </table:table-cell>
          <table:table-cell office:value-type="float" office:value="0.5023082983405822">
            <text:p>0.5023082983405822</text:p>
          </table:table-cell>
          <table:table-cell office:value-type="float" office:value="0.49642028486962897">
            <text:p>0.4964202848696289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0736527372906905">
            <text:p>0.060736527372906905</text:p>
          </table:table-cell>
          <table:table-cell office:value-type="float" office:value="0.05797660855690824">
            <text:p>0.05797660855690824</text:p>
          </table:table-cell>
          <table:table-cell office:value-type="float" office:value="0.05696777846237797">
            <text:p>0.05696777846237797</text:p>
          </table:table-cell>
          <table:table-cell office:value-type="float" office:value="0.0551327420887338">
            <text:p>0.0551327420887338</text:p>
          </table:table-cell>
          <table:table-cell office:value-type="float" office:value="0.05432294132937062">
            <text:p>0.05432294132937062</text:p>
          </table:table-cell>
          <table:table-cell office:value-type="float" office:value="0.05397110976802294">
            <text:p>0.05397110976802294</text:p>
          </table:table-cell>
          <table:table-cell office:value-type="float" office:value="0.05848589665115109">
            <text:p>0.05848589665115109</text:p>
          </table:table-cell>
          <table:table-cell office:value-type="float" office:value="0.06868705542010042">
            <text:p>0.06868705542010042</text:p>
          </table:table-cell>
          <table:table-cell office:value-type="float" office:value="0.07803964779412771">
            <text:p>0.07803964779412771</text:p>
          </table:table-cell>
          <table:table-cell office:value-type="float" office:value="0.08256686641555576">
            <text:p>0.08256686641555576</text:p>
          </table:table-cell>
          <table:table-cell office:value-type="float" office:value="0.08461479782661524">
            <text:p>0.08461479782661524</text:p>
          </table:table-cell>
          <table:table-cell office:value-type="float" office:value="0.08545567185560983">
            <text:p>0.08545567185560983</text:p>
          </table:table-cell>
          <table:table-cell office:value-type="float" office:value="0.08572361652596618">
            <text:p>0.08572361652596618</text:p>
          </table:table-cell>
          <table:table-cell office:value-type="float" office:value="0.08491506744699866">
            <text:p>0.08491506744699866</text:p>
          </table:table-cell>
          <table:table-cell office:value-type="float" office:value="0.08387495749481054">
            <text:p>0.08387495749481054</text:p>
          </table:table-cell>
          <table:table-cell office:value-type="float" office:value="0.08331245475539145">
            <text:p>0.08331245475539145</text:p>
          </table:table-cell>
          <table:table-cell office:value-type="float" office:value="0.08451996177021986">
            <text:p>0.08451996177021986</text:p>
          </table:table-cell>
          <table:table-cell office:value-type="float" office:value="0.08828084818350539">
            <text:p>0.08828084818350539</text:p>
          </table:table-cell>
          <table:table-cell office:value-type="float" office:value="0.09039666198962179">
            <text:p>0.09039666198962179</text:p>
          </table:table-cell>
          <table:table-cell office:value-type="float" office:value="0.08937296970942112">
            <text:p>0.08937296970942112</text:p>
          </table:table-cell>
          <table:table-cell office:value-type="float" office:value="0.0865720370940459">
            <text:p>0.0865720370940459</text:p>
          </table:table-cell>
          <table:table-cell office:value-type="float" office:value="0.0827723607407281">
            <text:p>0.0827723607407281</text:p>
          </table:table-cell>
          <table:table-cell office:value-type="float" office:value="0.07693955440083676">
            <text:p>0.07693955440083676</text:p>
          </table:table-cell>
          <table:table-cell office:value-type="float" office:value="0.06835693990600783">
            <text:p>0.06835693990600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326469987144692">
            <text:p>0.2326469987144692</text:p>
          </table:table-cell>
          <table:table-cell office:value-type="float" office:value="0.22404483175042564">
            <text:p>0.22404483175042564</text:p>
          </table:table-cell>
          <table:table-cell office:value-type="float" office:value="0.20447087661689609">
            <text:p>0.20447087661689609</text:p>
          </table:table-cell>
          <table:table-cell office:value-type="float" office:value="0.1971768818745541">
            <text:p>0.1971768818745541</text:p>
          </table:table-cell>
          <table:table-cell office:value-type="float" office:value="0.18391004212790596">
            <text:p>0.18391004212790596</text:p>
          </table:table-cell>
          <table:table-cell office:value-type="float" office:value="0.18666211601482843">
            <text:p>0.18666211601482843</text:p>
          </table:table-cell>
          <table:table-cell office:value-type="float" office:value="0.210510121085512">
            <text:p>0.210510121085512</text:p>
          </table:table-cell>
          <table:table-cell office:value-type="float" office:value="0.17977513205005413">
            <text:p>0.17977513205005413</text:p>
          </table:table-cell>
          <table:table-cell office:value-type="float" office:value="0.2006032847174661">
            <text:p>0.2006032847174661</text:p>
          </table:table-cell>
          <table:table-cell office:value-type="float" office:value="0.21540181275805728">
            <text:p>0.21540181275805728</text:p>
          </table:table-cell>
          <table:table-cell office:value-type="float" office:value="0.21404553556502617">
            <text:p>0.21404553556502617</text:p>
          </table:table-cell>
          <table:table-cell office:value-type="float" office:value="0.21551475606891557">
            <text:p>0.21551475606891557</text:p>
          </table:table-cell>
          <table:table-cell office:value-type="float" office:value="0.21851210130114077">
            <text:p>0.21851210130114077</text:p>
          </table:table-cell>
          <table:table-cell office:value-type="float" office:value="0.21717659746265236">
            <text:p>0.21717659746265236</text:p>
          </table:table-cell>
          <table:table-cell office:value-type="float" office:value="0.21341387694175531">
            <text:p>0.21341387694175531</text:p>
          </table:table-cell>
          <table:table-cell office:value-type="float" office:value="0.21451258603961507">
            <text:p>0.21451258603961507</text:p>
          </table:table-cell>
          <table:table-cell office:value-type="float" office:value="0.2186853114325875">
            <text:p>0.2186853114325875</text:p>
          </table:table-cell>
          <table:table-cell office:value-type="float" office:value="0.2338521199021205">
            <text:p>0.2338521199021205</text:p>
          </table:table-cell>
          <table:table-cell office:value-type="float" office:value="0.23096632816869175">
            <text:p>0.23096632816869175</text:p>
          </table:table-cell>
          <table:table-cell office:value-type="float" office:value="0.22785288980853333">
            <text:p>0.22785288980853333</text:p>
          </table:table-cell>
          <table:table-cell office:value-type="float" office:value="0.22502522445307385">
            <text:p>0.22502522445307385</text:p>
          </table:table-cell>
          <table:table-cell office:value-type="float" office:value="0.2150240558767182">
            <text:p>0.2150240558767182</text:p>
          </table:table-cell>
          <table:table-cell office:value-type="float" office:value="0.251633394406994">
            <text:p>0.251633394406994</text:p>
          </table:table-cell>
          <table:table-cell office:value-type="float" office:value="0.24004670866574954">
            <text:p>0.2400467086657495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9737203183265287">
            <text:p>0.29737203183265287</text:p>
          </table:table-cell>
          <table:table-cell office:value-type="float" office:value="0.2858286255936447">
            <text:p>0.2858286255936447</text:p>
          </table:table-cell>
          <table:table-cell office:value-type="float" office:value="0.2651802249178205">
            <text:p>0.2651802249178205</text:p>
          </table:table-cell>
          <table:table-cell office:value-type="float" office:value="0.2559306995217416">
            <text:p>0.2559306995217416</text:p>
          </table:table-cell>
          <table:table-cell office:value-type="float" office:value="0.24180129006426235">
            <text:p>0.24180129006426235</text:p>
          </table:table-cell>
          <table:table-cell office:value-type="float" office:value="0.2441782626742556">
            <text:p>0.2441782626742556</text:p>
          </table:table-cell>
          <table:table-cell office:value-type="float" office:value="0.27283727180735556">
            <text:p>0.27283727180735556</text:p>
          </table:table-cell>
          <table:table-cell office:value-type="float" office:value="0.2529761558626643">
            <text:p>0.2529761558626643</text:p>
          </table:table-cell>
          <table:table-cell office:value-type="float" office:value="0.2837716807279885">
            <text:p>0.2837716807279885</text:p>
          </table:table-cell>
          <table:table-cell office:value-type="float" office:value="0.30339482773184107">
            <text:p>0.30339482773184107</text:p>
          </table:table-cell>
          <table:table-cell office:value-type="float" office:value="0.3042213384764105">
            <text:p>0.3042213384764105</text:p>
          </table:table-cell>
          <table:table-cell office:value-type="float" office:value="0.30658672297408945">
            <text:p>0.30658672297408945</text:p>
          </table:table-cell>
          <table:table-cell office:value-type="float" office:value="0.30986952906140464">
            <text:p>0.30986952906140464</text:p>
          </table:table-cell>
          <table:table-cell office:value-type="float" office:value="0.3076723085265391">
            <text:p>0.3076723085265391</text:p>
          </table:table-cell>
          <table:table-cell office:value-type="float" office:value="0.30280116617032055">
            <text:p>0.30280116617032055</text:p>
          </table:table-cell>
          <table:table-cell office:value-type="float" office:value="0.3033003023778807">
            <text:p>0.3033003023778807</text:p>
          </table:table-cell>
          <table:table-cell office:value-type="float" office:value="0.30875984878460977">
            <text:p>0.30875984878460977</text:p>
          </table:table-cell>
          <table:table-cell office:value-type="float" office:value="0.3279344865561952">
            <text:p>0.3279344865561952</text:p>
          </table:table-cell>
          <table:table-cell office:value-type="float" office:value="0.3273038950746404">
            <text:p>0.3273038950746404</text:p>
          </table:table-cell>
          <table:table-cell office:value-type="float" office:value="0.32309950704021295">
            <text:p>0.32309950704021295</text:p>
          </table:table-cell>
          <table:table-cell office:value-type="float" office:value="0.3172866561216588">
            <text:p>0.3172866561216588</text:p>
          </table:table-cell>
          <table:table-cell office:value-type="float" office:value="0.3032361067449906">
            <text:p>0.3032361067449906</text:p>
          </table:table-cell>
          <table:table-cell office:value-type="float" office:value="0.33362722765094827">
            <text:p>0.33362722765094827</text:p>
          </table:table-cell>
          <table:table-cell office:value-type="float" office:value="0.3128934575621674">
            <text:p>0.312893457562167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9514438795035962">
            <text:p>0.09514438795035962</text:p>
          </table:table-cell>
          <table:table-cell office:value-type="float" office:value="0.09082094705080612">
            <text:p>0.09082094705080612</text:p>
          </table:table-cell>
          <table:table-cell office:value-type="float" office:value="0.08924060444575956">
            <text:p>0.08924060444575956</text:p>
          </table:table-cell>
          <table:table-cell office:value-type="float" office:value="0.08636600130019186">
            <text:p>0.08636600130019186</text:p>
          </table:table-cell>
          <table:table-cell office:value-type="float" office:value="0.08509744017323932">
            <text:p>0.08509744017323932</text:p>
          </table:table-cell>
          <table:table-cell office:value-type="float" office:value="0.08454629245350696">
            <text:p>0.08454629245350696</text:p>
          </table:table-cell>
          <table:table-cell office:value-type="float" office:value="0.09161875203098939">
            <text:p>0.09161875203098939</text:p>
          </table:table-cell>
          <table:table-cell office:value-type="float" office:value="0.10759897101020428">
            <text:p>0.10759897101020428</text:p>
          </table:table-cell>
          <table:table-cell office:value-type="float" office:value="0.12224990210003396">
            <text:p>0.12224990210003396</text:p>
          </table:table-cell>
          <table:table-cell office:value-type="float" office:value="0.12934183612202083">
            <text:p>0.12934183612202083</text:p>
          </table:table-cell>
          <table:table-cell office:value-type="float" office:value="0.13254994150929852">
            <text:p>0.13254994150929852</text:p>
          </table:table-cell>
          <table:table-cell office:value-type="float" office:value="0.13386717922921038">
            <text:p>0.13386717922921038</text:p>
          </table:table-cell>
          <table:table-cell office:value-type="float" office:value="0.13428691728089528">
            <text:p>0.13428691728089528</text:p>
          </table:table-cell>
          <table:table-cell office:value-type="float" office:value="0.13302031692401498">
            <text:p>0.13302031692401498</text:p>
          </table:table-cell>
          <table:table-cell office:value-type="float" office:value="0.13139097410376427">
            <text:p>0.13139097410376427</text:p>
          </table:table-cell>
          <table:table-cell office:value-type="float" office:value="0.13050980784060554">
            <text:p>0.13050980784060554</text:p>
          </table:table-cell>
          <table:table-cell office:value-type="float" office:value="0.13240137986226924">
            <text:p>0.13240137986226924</text:p>
          </table:table-cell>
          <table:table-cell office:value-type="float" office:value="0.13829284668495892">
            <text:p>0.13829284668495892</text:p>
          </table:table-cell>
          <table:table-cell office:value-type="float" office:value="0.14160729053460297">
            <text:p>0.14160729053460297</text:p>
          </table:table-cell>
          <table:table-cell office:value-type="float" office:value="0.14000366616452356">
            <text:p>0.14000366616452356</text:p>
          </table:table-cell>
          <table:table-cell office:value-type="float" office:value="0.13561597673104867">
            <text:p>0.13561597673104867</text:p>
          </table:table-cell>
          <table:table-cell office:value-type="float" office:value="0.12966374507272097">
            <text:p>0.12966374507272097</text:p>
          </table:table-cell>
          <table:table-cell office:value-type="float" office:value="0.12052659460913548">
            <text:p>0.12052659460913548</text:p>
          </table:table-cell>
          <table:table-cell office:value-type="float" office:value="0.1070818416993956">
            <text:p>0.10708184169939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7056915392724673">
            <text:p>0.27056915392724673</text:p>
          </table:table-cell>
          <table:table-cell office:value-type="float" office:value="0.2602437160291752">
            <text:p>0.2602437160291752</text:p>
          </table:table-cell>
          <table:table-cell office:value-type="float" office:value="0.24004032563940808">
            <text:p>0.24004032563940808</text:p>
          </table:table-cell>
          <table:table-cell office:value-type="float" office:value="0.23160059411138698">
            <text:p>0.23160059411138698</text:p>
          </table:table-cell>
          <table:table-cell office:value-type="float" office:value="0.21782842870453054">
            <text:p>0.21782842870453054</text:p>
          </table:table-cell>
          <table:table-cell office:value-type="float" office:value="0.22036071170058602">
            <text:p>0.22036071170058602</text:p>
          </table:table-cell>
          <table:table-cell office:value-type="float" office:value="0.24702743338685026">
            <text:p>0.24702743338685026</text:p>
          </table:table-cell>
          <table:table-cell office:value-type="float" office:value="0.22266375426839027">
            <text:p>0.22266375426839027</text:p>
          </table:table-cell>
          <table:table-cell office:value-type="float" office:value="0.24933182790290406">
            <text:p>0.24933182790290406</text:p>
          </table:table-cell>
          <table:table-cell office:value-type="float" office:value="0.26695709486357566">
            <text:p>0.26695709486357566</text:p>
          </table:table-cell>
          <table:table-cell office:value-type="float" office:value="0.26687975087437044">
            <text:p>0.26687975087437044</text:p>
          </table:table-cell>
          <table:table-cell office:value-type="float" office:value="0.268874039254917">
            <text:p>0.268874039254917</text:p>
          </table:table-cell>
          <table:table-cell office:value-type="float" office:value="0.27203862510296845">
            <text:p>0.27203862510296845</text:p>
          </table:table-cell>
          <table:table-cell office:value-type="float" office:value="0.2701982358813643">
            <text:p>0.2701982358813643</text:p>
          </table:table-cell>
          <table:table-cell office:value-type="float" office:value="0.265786094041845">
            <text:p>0.265786094041845</text:p>
          </table:table-cell>
          <table:table-cell office:value-type="float" office:value="0.2665334993914308">
            <text:p>0.2665334993914308</text:p>
          </table:table-cell>
          <table:table-cell office:value-type="float" office:value="0.2714601706689418">
            <text:p>0.2714601706689418</text:p>
          </table:table-cell>
          <table:table-cell office:value-type="float" office:value="0.28897514756424647">
            <text:p>0.28897514756424647</text:p>
          </table:table-cell>
          <table:table-cell office:value-type="float" office:value="0.2874107240670702">
            <text:p>0.2874107240670702</text:p>
          </table:table-cell>
          <table:table-cell office:value-type="float" office:value="0.28365809833670846">
            <text:p>0.28365809833670846</text:p>
          </table:table-cell>
          <table:table-cell office:value-type="float" office:value="0.27908138448865366">
            <text:p>0.27908138448865366</text:p>
          </table:table-cell>
          <table:table-cell office:value-type="float" office:value="0.26670767610647866">
            <text:p>0.26670767610647866</text:p>
          </table:table-cell>
          <table:table-cell office:value-type="float" office:value="0.2996734900443416">
            <text:p>0.2996734900443416</text:p>
          </table:table-cell>
          <table:table-cell office:value-type="float" office:value="0.2827274555334121">
            <text:p>0.282727455533412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517937937629613">
            <text:p>0.1517937937629613</text:p>
          </table:table-cell>
          <table:table-cell office:value-type="float" office:value="0.14489615628385352">
            <text:p>0.14489615628385352</text:p>
          </table:table-cell>
          <table:table-cell office:value-type="float" office:value="0.14237487042944869">
            <text:p>0.14237487042944869</text:p>
          </table:table-cell>
          <table:table-cell office:value-type="float" office:value="0.1377887153610453">
            <text:p>0.1377887153610453</text:p>
          </table:table-cell>
          <table:table-cell office:value-type="float" office:value="0.1357648471095537">
            <text:p>0.1357648471095537</text:p>
          </table:table-cell>
          <table:table-cell office:value-type="float" office:value="0.13488554350474577">
            <text:p>0.13488554350474577</text:p>
          </table:table-cell>
          <table:table-cell office:value-type="float" office:value="0.14616897801547465">
            <text:p>0.14616897801547465</text:p>
          </table:table-cell>
          <table:table-cell office:value-type="float" office:value="0.1716638928104857">
            <text:p>0.1716638928104857</text:p>
          </table:table-cell>
          <table:table-cell office:value-type="float" office:value="0.19503805559815696">
            <text:p>0.19503805559815696</text:p>
          </table:table-cell>
          <table:table-cell office:value-type="float" office:value="0.20635255972713984">
            <text:p>0.20635255972713984</text:p>
          </table:table-cell>
          <table:table-cell office:value-type="float" office:value="0.21147078580454598">
            <text:p>0.21147078580454598</text:p>
          </table:table-cell>
          <table:table-cell office:value-type="float" office:value="0.21357231291613232">
            <text:p>0.21357231291613232</text:p>
          </table:table-cell>
          <table:table-cell office:value-type="float" office:value="0.21424196493265787">
            <text:p>0.21424196493265787</text:p>
          </table:table-cell>
          <table:table-cell office:value-type="float" office:value="0.21222122490274956">
            <text:p>0.21222122490274956</text:p>
          </table:table-cell>
          <table:table-cell office:value-type="float" office:value="0.20962176387983264">
            <text:p>0.20962176387983264</text:p>
          </table:table-cell>
          <table:table-cell office:value-type="float" office:value="0.20821594717427264">
            <text:p>0.20821594717427264</text:p>
          </table:table-cell>
          <table:table-cell office:value-type="float" office:value="0.2112337698701748">
            <text:p>0.2112337698701748</text:p>
          </table:table-cell>
          <table:table-cell office:value-type="float" office:value="0.22063304311276674">
            <text:p>0.22063304311276674</text:p>
          </table:table-cell>
          <table:table-cell office:value-type="float" office:value="0.22592092206169997">
            <text:p>0.22592092206169997</text:p>
          </table:table-cell>
          <table:table-cell office:value-type="float" office:value="0.22336249237237155">
            <text:p>0.22336249237237155</text:p>
          </table:table-cell>
          <table:table-cell office:value-type="float" office:value="0.21636235248699706">
            <text:p>0.21636235248699706</text:p>
          </table:table-cell>
          <table:table-cell office:value-type="float" office:value="0.20686613474638882">
            <text:p>0.20686613474638882</text:p>
          </table:table-cell>
          <table:table-cell office:value-type="float" office:value="0.19228868290788126">
            <text:p>0.19228868290788126</text:p>
          </table:table-cell>
          <table:table-cell office:value-type="float" office:value="0.1708388623316033">
            <text:p>0.17083886233160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1827328101446565">
            <text:p>0.41827328101446565</text:p>
          </table:table-cell>
          <table:table-cell office:value-type="float" office:value="0.401235986858644">
            <text:p>0.401235986858644</text:p>
          </table:table-cell>
          <table:table-cell office:value-type="float" office:value="0.37857969173807865">
            <text:p>0.37857969173807865</text:p>
          </table:table-cell>
          <table:table-cell office:value-type="float" office:value="0.3656773741133341">
            <text:p>0.3656773741133341</text:p>
          </table:table-cell>
          <table:table-cell office:value-type="float" office:value="0.3499361604929612">
            <text:p>0.3499361604929612</text:p>
          </table:table-cell>
          <table:table-cell office:value-type="float" office:value="0.35161271234476493">
            <text:p>0.35161271234476493</text:p>
          </table:table-cell>
          <table:table-cell office:value-type="float" office:value="0.38925867881731346">
            <text:p>0.38925867881731346</text:p>
          </table:table-cell>
          <table:table-cell office:value-type="float" office:value="0.38970503265793266">
            <text:p>0.38970503265793266</text:p>
          </table:table-cell>
          <table:table-cell office:value-type="float" office:value="0.4391179479689052">
            <text:p>0.4391179479689052</text:p>
          </table:table-cell>
          <table:table-cell office:value-type="float" office:value="0.46775295399296724">
            <text:p>0.46775295399296724</text:p>
          </table:table-cell>
          <table:table-cell office:value-type="float" office:value="0.47265620426957966">
            <text:p>0.47265620426957966</text:p>
          </table:table-cell>
          <table:table-cell office:value-type="float" office:value="0.4766954502883397">
            <text:p>0.4766954502883397</text:p>
          </table:table-cell>
          <table:table-cell office:value-type="float" office:value="0.48051158950913603">
            <text:p>0.48051158950913603</text:p>
          </table:table-cell>
          <table:table-cell office:value-type="float" office:value="0.4767048528602732">
            <text:p>0.4767048528602732</text:p>
          </table:table-cell>
          <table:table-cell office:value-type="float" office:value="0.4697632789636532">
            <text:p>0.4697632789636532</text:p>
          </table:table-cell>
          <table:table-cell office:value-type="float" office:value="0.46914264986996607">
            <text:p>0.46914264986996607</text:p>
          </table:table-cell>
          <table:table-cell office:value-type="float" office:value="0.47700584992394524">
            <text:p>0.47700584992394524</text:p>
          </table:table-cell>
          <table:table-cell office:value-type="float" office:value="0.5036668405758906">
            <text:p>0.5036668405758906</text:p>
          </table:table-cell>
          <table:table-cell office:value-type="float" office:value="0.5072481448745854">
            <text:p>0.5072481448745854</text:p>
          </table:table-cell>
          <table:table-cell office:value-type="float" office:value="0.5010059960722327">
            <text:p>0.5010059960722327</text:p>
          </table:table-cell>
          <table:table-cell office:value-type="float" office:value="0.4896175145400263">
            <text:p>0.4896175145400263</text:p>
          </table:table-cell>
          <table:table-cell office:value-type="float" office:value="0.46800330690393704">
            <text:p>0.46800330690393704</text:p>
          </table:table-cell>
          <table:table-cell office:value-type="float" office:value="0.48678272221746866">
            <text:p>0.48678272221746866</text:p>
          </table:table-cell>
          <table:table-cell office:value-type="float" office:value="0.4489641610895068">
            <text:p>0.448964161089506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44243094036469">
            <text:p>0.2544243094036469</text:p>
          </table:table-cell>
          <table:table-cell office:value-type="float" office:value="0.24483280833792584">
            <text:p>0.24483280833792584</text:p>
          </table:table-cell>
          <table:table-cell office:value-type="float" office:value="0.22489517765216416">
            <text:p>0.22489517765216416</text:p>
          </table:table-cell>
          <table:table-cell office:value-type="float" office:value="0.21694319071301263">
            <text:p>0.21694319071301263</text:p>
          </table:table-cell>
          <table:table-cell office:value-type="float" office:value="0.20338472840492006">
            <text:p>0.20338472840492006</text:p>
          </table:table-cell>
          <table:table-cell office:value-type="float" office:value="0.20601116214215545">
            <text:p>0.20601116214215545</text:p>
          </table:table-cell>
          <table:table-cell office:value-type="float" office:value="0.23147877702712982">
            <text:p>0.23147877702712982</text:p>
          </table:table-cell>
          <table:table-cell office:value-type="float" office:value="0.2043927611818515">
            <text:p>0.2043927611818515</text:p>
          </table:table-cell>
          <table:table-cell office:value-type="float" office:value="0.22857245416850777">
            <text:p>0.22857245416850777</text:p>
          </table:table-cell>
          <table:table-cell office:value-type="float" office:value="0.24499391696055978">
            <text:p>0.24499391696055978</text:p>
          </table:table-cell>
          <table:table-cell office:value-type="float" office:value="0.24437078787816854">
            <text:p>0.24437078787816854</text:p>
          </table:table-cell>
          <table:table-cell office:value-type="float" office:value="0.24614128886281142">
            <text:p>0.24614128886281142</text:p>
          </table:table-cell>
          <table:table-cell office:value-type="float" office:value="0.2492349520385939">
            <text:p>0.2492349520385939</text:p>
          </table:table-cell>
          <table:table-cell office:value-type="float" office:value="0.24760975918419517">
            <text:p>0.24760975918419517</text:p>
          </table:table-cell>
          <table:table-cell office:value-type="float" office:value="0.24347413087760475">
            <text:p>0.24347413087760475</text:p>
          </table:table-cell>
          <table:table-cell office:value-type="float" office:value="0.2443715575113605">
            <text:p>0.2443715575113605</text:p>
          </table:table-cell>
          <table:table-cell office:value-type="float" office:value="0.24897718275531763">
            <text:p>0.24897718275531763</text:p>
          </table:table-cell>
          <table:table-cell office:value-type="float" office:value="0.26549256595347914">
            <text:p>0.26549256595347914</text:p>
          </table:table-cell>
          <table:table-cell office:value-type="float" office:value="0.2633640390378069">
            <text:p>0.2633640390378069</text:p>
          </table:table-cell>
          <table:table-cell office:value-type="float" office:value="0.25988365251122997">
            <text:p>0.25988365251122997</text:p>
          </table:table-cell>
          <table:table-cell office:value-type="float" office:value="0.25605268583475876">
            <text:p>0.25605268583475876</text:p>
          </table:table-cell>
          <table:table-cell office:value-type="float" office:value="0.2446896958251329">
            <text:p>0.2446896958251329</text:p>
          </table:table-cell>
          <table:table-cell office:value-type="float" office:value="0.2792149986184187">
            <text:p>0.2792149986184187</text:p>
          </table:table-cell>
          <table:table-cell office:value-type="float" office:value="0.26455363434147205">
            <text:p>0.2645536343414720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37924686106087284">
            <text:p>0.037924686106087284</text:p>
          </table:table-cell>
          <table:table-cell office:value-type="float" office:value="0.036201356516754796">
            <text:p>0.036201356516754796</text:p>
          </table:table-cell>
          <table:table-cell office:value-type="float" office:value="0.03557142974411386">
            <text:p>0.03557142974411386</text:p>
          </table:table-cell>
          <table:table-cell office:value-type="float" office:value="0.034425608909866706">
            <text:p>0.034425608909866706</text:p>
          </table:table-cell>
          <table:table-cell office:value-type="float" office:value="0.033919958670452034">
            <text:p>0.033919958670452034</text:p>
          </table:table-cell>
          <table:table-cell office:value-type="float" office:value="0.0337002704185307">
            <text:p>0.0337002704185307</text:p>
          </table:table-cell>
          <table:table-cell office:value-type="float" office:value="0.03651936269766715">
            <text:p>0.03651936269766715</text:p>
          </table:table-cell>
          <table:table-cell office:value-type="float" office:value="0.04288910033273872">
            <text:p>0.04288910033273872</text:p>
          </table:table-cell>
          <table:table-cell office:value-type="float" office:value="0.048728981955957706">
            <text:p>0.048728981955957706</text:p>
          </table:table-cell>
          <table:table-cell office:value-type="float" office:value="0.051555836775910406">
            <text:p>0.051555836775910406</text:p>
          </table:table-cell>
          <table:table-cell office:value-type="float" office:value="0.05283459207013996">
            <text:p>0.05283459207013996</text:p>
          </table:table-cell>
          <table:table-cell office:value-type="float" office:value="0.05335964486758742">
            <text:p>0.05335964486758742</text:p>
          </table:table-cell>
          <table:table-cell office:value-type="float" office:value="0.053526953042035204">
            <text:p>0.053526953042035204</text:p>
          </table:table-cell>
          <table:table-cell office:value-type="float" office:value="0.053022084368313696">
            <text:p>0.053022084368313696</text:p>
          </table:table-cell>
          <table:table-cell office:value-type="float" office:value="0.052372626041360684">
            <text:p>0.052372626041360684</text:p>
          </table:table-cell>
          <table:table-cell office:value-type="float" office:value="0.052021391936465">
            <text:p>0.052021391936465</text:p>
          </table:table-cell>
          <table:table-cell office:value-type="float" office:value="0.05277537518985552">
            <text:p>0.05277537518985552</text:p>
          </table:table-cell>
          <table:table-cell office:value-type="float" office:value="0.05512372210519348">
            <text:p>0.05512372210519348</text:p>
          </table:table-cell>
          <table:table-cell office:value-type="float" office:value="0.0564448640592474">
            <text:p>0.0564448640592474</text:p>
          </table:table-cell>
          <table:table-cell office:value-type="float" office:value="0.055805657142502324">
            <text:p>0.055805657142502324</text:p>
          </table:table-cell>
          <table:table-cell office:value-type="float" office:value="0.05405671799769075">
            <text:p>0.05405671799769075</text:p>
          </table:table-cell>
          <table:table-cell office:value-type="float" office:value="0.051684150133881744">
            <text:p>0.051684150133881744</text:p>
          </table:table-cell>
          <table:table-cell office:value-type="float" office:value="0.0480420691798651">
            <text:p>0.0480420691798651</text:p>
          </table:table-cell>
          <table:table-cell office:value-type="float" office:value="0.042682971866192604">
            <text:p>0.04268297186619260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655678520812237">
            <text:p>0.2655678520812237</text:p>
          </table:table-cell>
          <table:table-cell office:value-type="float" office:value="0.2535002258341185">
            <text:p>0.2535002258341185</text:p>
          </table:table-cell>
          <table:table-cell office:value-type="float" office:value="0.24908915966178974">
            <text:p>0.24908915966178974</text:p>
          </table:table-cell>
          <table:table-cell office:value-type="float" office:value="0.24106554209064487">
            <text:p>0.24106554209064487</text:p>
          </table:table-cell>
          <table:table-cell office:value-type="float" office:value="0.2375247231209098">
            <text:p>0.2375247231209098</text:p>
          </table:table-cell>
          <table:table-cell office:value-type="float" office:value="0.2359863547603375">
            <text:p>0.2359863547603375</text:p>
          </table:table-cell>
          <table:table-cell office:value-type="float" office:value="0.2557270661084752">
            <text:p>0.2557270661084752</text:p>
          </table:table-cell>
          <table:table-cell office:value-type="float" office:value="0.30033119380870166">
            <text:p>0.30033119380870166</text:p>
          </table:table-cell>
          <table:table-cell office:value-type="float" office:value="0.34122500146602985">
            <text:p>0.34122500146602985</text:p>
          </table:table-cell>
          <table:table-cell office:value-type="float" office:value="0.361020070054872">
            <text:p>0.361020070054872</text:p>
          </table:table-cell>
          <table:table-cell office:value-type="float" office:value="0.36997456201496587">
            <text:p>0.36997456201496587</text:p>
          </table:table-cell>
          <table:table-cell office:value-type="float" office:value="0.3736512475188946">
            <text:p>0.3736512475188946</text:p>
          </table:table-cell>
          <table:table-cell office:value-type="float" office:value="0.3748228240587635">
            <text:p>0.3748228240587635</text:p>
          </table:table-cell>
          <table:table-cell office:value-type="float" office:value="0.37128747800768985">
            <text:p>0.37128747800768985</text:p>
          </table:table-cell>
          <table:table-cell office:value-type="float" office:value="0.36673964200391396">
            <text:p>0.36673964200391396</text:p>
          </table:table-cell>
          <table:table-cell office:value-type="float" office:value="0.36428012298366785">
            <text:p>0.36428012298366785</text:p>
          </table:table-cell>
          <table:table-cell office:value-type="float" office:value="0.36955989543974077">
            <text:p>0.36955989543974077</text:p>
          </table:table-cell>
          <table:table-cell office:value-type="float" office:value="0.38600420942834696">
            <text:p>0.38600420942834696</text:p>
          </table:table-cell>
          <table:table-cell office:value-type="float" office:value="0.395255514239441">
            <text:p>0.395255514239441</text:p>
          </table:table-cell>
          <table:table-cell office:value-type="float" office:value="0.3907794637998791">
            <text:p>0.3907794637998791</text:p>
          </table:table-cell>
          <table:table-cell office:value-type="float" office:value="0.3785325064800695">
            <text:p>0.3785325064800695</text:p>
          </table:table-cell>
          <table:table-cell office:value-type="float" office:value="0.36191858514803404">
            <text:p>0.36191858514803404</text:p>
          </table:table-cell>
          <table:table-cell office:value-type="float" office:value="0.33641489044747674">
            <text:p>0.33641489044747674</text:p>
          </table:table-cell>
          <table:table-cell office:value-type="float" office:value="0.29888777793018134">
            <text:p>0.298887777930181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1395606121504346">
            <text:p>0.21395606121504346</text:p>
          </table:table-cell>
          <table:table-cell office:value-type="float" office:value="0.2042337180932723">
            <text:p>0.2042337180932723</text:p>
          </table:table-cell>
          <table:table-cell office:value-type="float" office:value="0.2006799206867176">
            <text:p>0.2006799206867176</text:p>
          </table:table-cell>
          <table:table-cell office:value-type="float" office:value="0.194215653273459">
            <text:p>0.194215653273459</text:p>
          </table:table-cell>
          <table:table-cell office:value-type="float" office:value="0.19136297485510675">
            <text:p>0.19136297485510675</text:p>
          </table:table-cell>
          <table:table-cell office:value-type="float" office:value="0.19012358073211194">
            <text:p>0.19012358073211194</text:p>
          </table:table-cell>
          <table:table-cell office:value-type="float" office:value="0.206027783038719">
            <text:p>0.206027783038719</text:p>
          </table:table-cell>
          <table:table-cell office:value-type="float" office:value="0.24196332042354568">
            <text:p>0.24196332042354568</text:p>
          </table:table-cell>
          <table:table-cell office:value-type="float" office:value="0.27490962000716934">
            <text:p>0.27490962000716934</text:p>
          </table:table-cell>
          <table:table-cell office:value-type="float" office:value="0.2908576154951745">
            <text:p>0.2908576154951745</text:p>
          </table:table-cell>
          <table:table-cell office:value-type="float" office:value="0.29807184649094">
            <text:p>0.29807184649094</text:p>
          </table:table-cell>
          <table:table-cell office:value-type="float" office:value="0.30103398645849505">
            <text:p>0.30103398645849505</text:p>
          </table:table-cell>
          <table:table-cell office:value-type="float" office:value="0.30197787292636963">
            <text:p>0.30197787292636963</text:p>
          </table:table-cell>
          <table:table-cell office:value-type="float" office:value="0.2991296037921654">
            <text:p>0.2991296037921654</text:p>
          </table:table-cell>
          <table:table-cell office:value-type="float" office:value="0.2954656170904828">
            <text:p>0.2954656170904828</text:p>
          </table:table-cell>
          <table:table-cell office:value-type="float" office:value="0.29348409335584624">
            <text:p>0.29348409335584624</text:p>
          </table:table-cell>
          <table:table-cell office:value-type="float" office:value="0.2977377683016657">
            <text:p>0.2977377683016657</text:p>
          </table:table-cell>
          <table:table-cell office:value-type="float" office:value="0.3109862116761668">
            <text:p>0.3109862116761668</text:p>
          </table:table-cell>
          <table:table-cell office:value-type="float" office:value="0.3184395714219694">
            <text:p>0.3184395714219694</text:p>
          </table:table-cell>
          <table:table-cell office:value-type="float" office:value="0.3148334191172245">
            <text:p>0.3148334191172245</text:p>
          </table:table-cell>
          <table:table-cell office:value-type="float" office:value="0.3049665970245659">
            <text:p>0.3049665970245659</text:p>
          </table:table-cell>
          <table:table-cell office:value-type="float" office:value="0.29158150865004495">
            <text:p>0.29158150865004495</text:p>
          </table:table-cell>
          <table:table-cell office:value-type="float" office:value="0.2710343301350294">
            <text:p>0.2710343301350294</text:p>
          </table:table-cell>
          <table:table-cell office:value-type="float" office:value="0.2408004252400993">
            <text:p>0.240800425240099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0113249628289968">
            <text:p>0.10113249628289968</text:p>
          </table:table-cell>
          <table:table-cell office:value-type="float" office:value="0.09653695071134646">
            <text:p>0.09653695071134646</text:p>
          </table:table-cell>
          <table:table-cell office:value-type="float" office:value="0.09485714598430384">
            <text:p>0.09485714598430384</text:p>
          </table:table-cell>
          <table:table-cell office:value-type="float" office:value="0.09180162375964449">
            <text:p>0.09180162375964449</text:p>
          </table:table-cell>
          <table:table-cell office:value-type="float" office:value="0.09045322312120556">
            <text:p>0.09045322312120556</text:p>
          </table:table-cell>
          <table:table-cell office:value-type="float" office:value="0.0898673877827486">
            <text:p>0.0898673877827486</text:p>
          </table:table-cell>
          <table:table-cell office:value-type="float" office:value="0.09738496719377888">
            <text:p>0.09738496719377888</text:p>
          </table:table-cell>
          <table:table-cell office:value-type="float" office:value="0.11437093422063666">
            <text:p>0.11437093422063666</text:p>
          </table:table-cell>
          <table:table-cell office:value-type="float" office:value="0.1299439518825537">
            <text:p>0.1299439518825537</text:p>
          </table:table-cell>
          <table:table-cell office:value-type="float" office:value="0.1374822314024276">
            <text:p>0.1374822314024276</text:p>
          </table:table-cell>
          <table:table-cell office:value-type="float" office:value="0.1408922455203733">
            <text:p>0.1408922455203733</text:p>
          </table:table-cell>
          <table:table-cell office:value-type="float" office:value="0.14229238631356628">
            <text:p>0.14229238631356628</text:p>
          </table:table-cell>
          <table:table-cell office:value-type="float" office:value="0.1427385414454272">
            <text:p>0.1427385414454272</text:p>
          </table:table-cell>
          <table:table-cell office:value-type="float" office:value="0.14139222498216972">
            <text:p>0.14139222498216972</text:p>
          </table:table-cell>
          <table:table-cell office:value-type="float" office:value="0.13966033611029488">
            <text:p>0.13966033611029488</text:p>
          </table:table-cell>
          <table:table-cell office:value-type="float" office:value="0.13872371183057366">
            <text:p>0.13872371183057366</text:p>
          </table:table-cell>
          <table:table-cell office:value-type="float" office:value="0.14073433383961492">
            <text:p>0.14073433383961492</text:p>
          </table:table-cell>
          <table:table-cell office:value-type="float" office:value="0.14699659228051587">
            <text:p>0.14699659228051587</text:p>
          </table:table-cell>
          <table:table-cell office:value-type="float" office:value="0.1505196374913264">
            <text:p>0.1505196374913264</text:p>
          </table:table-cell>
          <table:table-cell office:value-type="float" office:value="0.14881508571333982">
            <text:p>0.14881508571333982</text:p>
          </table:table-cell>
          <table:table-cell office:value-type="float" office:value="0.14415124799384174">
            <text:p>0.14415124799384174</text:p>
          </table:table-cell>
          <table:table-cell office:value-type="float" office:value="0.13782440035701818">
            <text:p>0.13782440035701818</text:p>
          </table:table-cell>
          <table:table-cell office:value-type="float" office:value="0.12811218447964046">
            <text:p>0.12811218447964046</text:p>
          </table:table-cell>
          <table:table-cell office:value-type="float" office:value="0.11382125830984702">
            <text:p>0.1138212583098470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6425796010842858">
            <text:p>0.16425796010842858</text:p>
          </table:table-cell>
          <table:table-cell office:value-type="float" office:value="0.15876236721218423">
            <text:p>0.15876236721218423</text:p>
          </table:table-cell>
          <table:table-cell office:value-type="float" office:value="0.14033297476200293">
            <text:p>0.14033297476200293</text:p>
          </table:table-cell>
          <table:table-cell office:value-type="float" office:value="0.1351053676756414">
            <text:p>0.1351053676756414</text:p>
          </table:table-cell>
          <table:table-cell office:value-type="float" office:value="0.12275594039565924">
            <text:p>0.12275594039565924</text:p>
          </table:table-cell>
          <table:table-cell office:value-type="float" office:value="0.12590192412236387">
            <text:p>0.12590192412236387</text:p>
          </table:table-cell>
          <table:table-cell office:value-type="float" office:value="0.144662702340579">
            <text:p>0.144662702340579</text:p>
          </table:table-cell>
          <table:table-cell office:value-type="float" office:value="0.10247958395077998">
            <text:p>0.10247958395077998</text:p>
          </table:table-cell>
          <table:table-cell office:value-type="float" office:value="0.11278499561220338">
            <text:p>0.11278499561220338</text:p>
          </table:table-cell>
          <table:table-cell office:value-type="float" office:value="0.12248729314836265">
            <text:p>0.12248729314836265</text:p>
          </table:table-cell>
          <table:table-cell office:value-type="float" office:value="0.11883010633048163">
            <text:p>0.11883010633048163</text:p>
          </table:table-cell>
          <table:table-cell office:value-type="float" office:value="0.11935346840952625">
            <text:p>0.11935346840952625</text:p>
          </table:table-cell>
          <table:table-cell office:value-type="float" office:value="0.1220480271215344">
            <text:p>0.1220480271215344</text:p>
          </table:table-cell>
          <table:table-cell office:value-type="float" office:value="0.12162197853489833">
            <text:p>0.12162197853489833</text:p>
          </table:table-cell>
          <table:table-cell office:value-type="float" office:value="0.11903029531038686">
            <text:p>0.11903029531038686</text:p>
          </table:table-cell>
          <table:table-cell office:value-type="float" office:value="0.1207605936712011">
            <text:p>0.1207605936712011</text:p>
          </table:table-cell>
          <table:table-cell office:value-type="float" office:value="0.12357392040852966">
            <text:p>0.12357392040852966</text:p>
          </table:table-cell>
          <table:table-cell office:value-type="float" office:value="0.1345055710115398">
            <text:p>0.1345055710115398</text:p>
          </table:table-cell>
          <table:table-cell office:value-type="float" office:value="0.1292434168793017">
            <text:p>0.1292434168793017</text:p>
          </table:table-cell>
          <table:table-cell office:value-type="float" office:value="0.1272822076567628">
            <text:p>0.1272822076567628</text:p>
          </table:table-cell>
          <table:table-cell office:value-type="float" office:value="0.12760404118270147">
            <text:p>0.12760404118270147</text:p>
          </table:table-cell>
          <table:table-cell office:value-type="float" office:value="0.12187879018130834">
            <text:p>0.12187879018130834</text:p>
          </table:table-cell>
          <table:table-cell office:value-type="float" office:value="0.1650234755355231">
            <text:p>0.1650234755355231</text:p>
          </table:table-cell>
          <table:table-cell office:value-type="float" office:value="0.16308908494276014">
            <text:p>0.1630890849427601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